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C00000238CF2A8084910171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2355" officeooo:paragraph-rsid="001823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457in" svg:y="0.2917in" svg:width="3.9583in" svg:height="5.9165in" draw:z-index="0"><draw:image xlink:href="Pictures/100000010000017C00000238CF2A8084910171AA.png" xlink:type="simple" xlink:show="embed" xlink:actuate="onLoad" draw:mime-type="image/png"/></draw:frame>Exam 1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09:53:47.609629260</meta:creation-date>
    <dc:date>2024-06-10T09:54:23.770890434</dc:date>
    <meta:editing-duration>PT36S</meta:editing-duration>
    <meta:editing-cycles>1</meta:editing-cycles>
    <meta:document-statistic meta:table-count="0" meta:image-count="1" meta:object-count="0" meta:page-count="1" meta:paragraph-count="1" meta:word-count="2" meta:character-count="7" meta:non-whitespace-character-count="6"/>
    <meta:generator>LibreOffice/7.3.7.2$Linux_X86_64 LibreOffice_project/30$Build-2</meta:generator>
  </office:meta>
</office:document-meta>
</file>